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f6288" officeooo:paragraph-rsid="000f6288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0f6288" officeooo:paragraph-rsid="000f6288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f6288" officeooo:paragraph-rsid="000f628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02992" officeooo:paragraph-rsid="00102992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t....</text:p>
      <text:p text:style-name="P1"/>
      <text:p text:style-name="P2">link for LINE EDIT FUNCTION...<text:span text:style-name="T1">to be watch later</text:span></text:p>
      <text:p text:style-name="P3"><text:a xlink:type="simple" xlink:href="https://doc.qt.io/qt-5/qlineedit.html#readOnly-prop" text:style-name="Internet_20_link" text:visited-style-name="Visited_20_Internet_20_Link">https://doc.qt.io/qt-5/qlineedit.html#readOnly-prop</text:a> </text:p>
      <text:p text:style-name="P3"/>
      <text:p text:style-name="P3"/>
      <text:p text:style-name="P3">END OS THE FILE READ.... youtube link</text:p>
      <text:p text:style-name="P3"><text:a xlink:type="simple" xlink:href="https://www.youtube.com/watch?v=HjT2vq4d4fM" text:style-name="Internet_20_link" text:visited-style-name="Visited_20_Internet_20_Link">https://www.youtube.com/watch?v=HjT2vq4d4fM</text:a> </text:p>
      <text:p text:style-name="P3"/>
      <text:p text:style-name="P3"/>
      <text:p text:style-name="P3">Qfile function to be used for LCD displaying temperature and person’s count</text:p>
      <text:p text:style-name="P3"><text:a xlink:type="simple" xlink:href="https://www.youtube.com/watch?v=4Mg6bw1MmAE" text:style-name="Internet_20_link" text:visited-style-name="Visited_20_Internet_20_Link">https://www.youtube.com/watch?v=4Mg6bw1MmAE</text:a> </text:p>
      <text:p text:style-name="P3"/>
      <text:p text:style-name="P4">Read last line link</text:p>
      <text:p text:style-name="P4"><text:a xlink:type="simple" xlink:href="http://www.cplusplus.com/forum/general/108679/" text:style-name="Internet_20_link" text:visited-style-name="Visited_20_Internet_20_Link">http://www.cplusplus.com/forum/general/108679/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3:09:47.440449255</meta:creation-date>
    <dc:date>2021-04-28T13:40:16.592768945</dc:date>
    <meta:editing-duration>PT30M3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9" meta:word-count="36" meta:character-count="371" meta:non-whitespace-character-count="340"/>
  </office:meta>
</office:document-meta>
</file>